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4cd" officeooo:paragraph-rsid="000d14cd"/>
    </style:style>
    <style:style style:name="P2" style:family="paragraph" style:parent-style-name="Text_20_body">
      <style:text-properties officeooo:rsid="000d14cd" officeooo:paragraph-rsid="000d14cd"/>
    </style:style>
    <style:style style:name="P3" style:family="paragraph" style:parent-style-name="Text_20_body" style:list-style-name="L1">
      <style:text-properties officeooo:rsid="000d14cd" officeooo:paragraph-rsid="000d14cd"/>
    </style:style>
    <style:style style:name="P4" style:family="paragraph" style:parent-style-name="Heading_20_1">
      <style:text-properties officeooo:rsid="000d14cd" officeooo:paragraph-rsid="000d14cd"/>
    </style:style>
    <style:style style:name="T1" style:family="text">
      <style:text-properties officeooo:rsid="000d14c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easuring Impedance cardiography at the MEG center of the ICM</text:p>
      <text:p text:style-name="P1"/>
      <text:p text:style-name="P1">The MEG center is equipped with a BIOPAC model XXX impedance cardiograph (ICG). The data recorded with this system can be inserted into the maxfiltered MEG data in .fif format and analysed with usual brain data analysis software.</text:p>
      <text:p text:style-name="P1">This document describes the practical procedure for recording ICG at the MEG center.</text:p>
      <text:h text:style-name="Heading_20_1" text:outline-level="1"><text:span text:style-name="T1">S</text:span>ystem description</text:h>
      <text:p text:style-name="P2">The BIOPAC system is hooked up to the MEG system as follows:</text:p>
      <text:p text:style-name="P2">[Insert schematic]</text:p>
      <text:h text:style-name="Heading_20_1" text:outline-level="1">Setting up electrodes on the subject</text:h>
      <text:p text:style-name="P2">In order to record a subject, you must set up a set of 6 electrodes as follows:</text:p>
      <text:p text:style-name="P2">[insert schematic]</text:p>
      <text:p text:style-name="P2">All electrodes are placed on the left of the subject. Electrode 1 is placed on the neck, electrode 2 is placed 4cm below electrode 1. Electrode 3 and 4 are placed ...</text:p>
      <text:p text:style-name="P2">A minimal ECG recording is necessary to analyse ICG data. An ECG electrode is placed on the right clavicule (in english), referenced to an electrode placed at a left abdominal location.</text:p>
      <text:p text:style-name="P2">A microphone should be set like this.</text:p>
      <text:p text:style-name="P2">After setup, the impedance of each electrode should be checked with the XXX device available at the MEG center to be in a reasonable range of XXX (to be determined when we do our first recordings).</text:p>
      <text:h text:style-name="P4" text:outline-level="1">Seating the subject</text:h>
      <text:p text:style-name="P2">This is how the subject should be seated.</text:p>
      <text:h text:style-name="P4" text:outline-level="1">Wiring</text:h>
      <text:p text:style-name="P2">This is how the system should be wired.</text:p>
      <text:h text:style-name="P4" text:outline-level="1">Checking data quality at acquisition</text:h>
      <text:p text:style-name="P2">Just after setup, the data quality should be checked. These features should be present:</text:p>
      <text:list xml:id="list4779018387607483794" text:style-name="L1">
        <text:list-item>
          <text:p text:style-name="P3">ECG quality</text:p>
        </text:list-item>
        <text:list-item>
          <text:p text:style-name="P3">ICG quality</text:p>
        </text:list-item>
        <text:list-item>
          <text:p text:style-name="P3"><text:soft-page-break/>Sound quality</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7:31:47.860292591</meta:creation-date>
    <dc:date>2016-11-29T17:48:05.652900858</dc:date>
    <meta:editing-duration>PT7S</meta:editing-duration>
    <meta:editing-cycles>1</meta:editing-cycles>
    <meta:document-statistic meta:table-count="0" meta:image-count="0" meta:object-count="0" meta:page-count="2" meta:paragraph-count="22" meta:word-count="256" meta:character-count="1457" meta:non-whitespace-character-count="1226"/>
    <meta:generator>LibreOffice/5.1.4.2$Linux_X86_64 LibreOffice_project/10m0$Build-2</meta:generator>
  </office:meta>
</office:document-meta>
</file>